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3pt" fo:language="fr" fo:country="FR" style:text-underline-style="none" style:font-size-asian="13pt" style:language-asian="zxx" style:country-asian="none" style:font-size-complex="13pt" style:language-complex="zxx" style:country-complex="none"/>
    </style:style>
    <style:style style:name="P2" style:family="paragraph" style:parent-style-name="Standard">
      <style:text-properties style:font-name="Times New Roman" fo:font-size="13pt" fo:language="fr" fo:country="FR" style:text-underline-style="none" fo:font-weight="normal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3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Times New Roman" fo:font-size="13pt" fo:language="fr" fo:country="FR" fo:font-style="normal" style:text-underline-style="none" fo:font-weight="normal" fo:background-color="transparent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4" style:family="paragraph" style:parent-style-name="Standard">
      <style:text-properties style:font-name="Times New Roman" fo:font-size="13pt" fo:language="fr" fo:country="FR" style:text-underline-style="solid" style:text-underline-width="auto" style:text-underline-color="font-color" fo:font-weight="normal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5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Times New Roman" fo:font-size="13pt" fo:language="fr" fo:country="FR" style:text-underline-style="solid" style:text-underline-width="auto" style:text-underline-color="font-color" fo:font-weight="normal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6" style:family="paragraph" style:parent-style-name="Standard">
      <style:text-properties style:font-name="Times New Roman" fo:font-size="13pt" fo:language="fr" fo:country="FR" fo:font-weight="normal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7" style:family="paragraph" style:parent-style-name="Standard">
      <style:text-properties style:font-name="Times New Roman" fo:font-size="13pt" fo:language="fr" fo:country="FR" style:text-underline-style="solid" style:text-underline-width="auto" style:text-underline-color="font-color" fo:font-weight="normal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8" style:family="paragraph" style:parent-style-name="Standard">
      <style:text-properties style:font-name="Times New Roman" fo:font-size="13pt" fo:language="fr" fo:country="FR" style:text-underline-style="none" fo:font-weight="normal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9" style:family="paragraph" style:parent-style-name="Standard">
      <style:text-properties style:font-name="Times New Roman" fo:font-size="13pt" fo:language="fr" fo:country="FR" fo:font-weight="normal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Niveau 1 : x6</text:span></text:p>
      <text:p text:style-name="P6"><text:span text:style-name="T2"/></text:p>
      <text:p text:style-name="P6"/>
      <text:p text:style-name="P4">Niveau 2 : x6</text:p>
      <text:p text:style-name="P4"><text:span text:style-name="T2">Horreur x6</text:span></text:p>
      <text:p text:style-name="P2">Rayon débilitant x6</text:p>
      <text:p text:style-name="P5"/>
      <text:p text:style-name="P4">Niveau 3 : x6</text:p>
      <text:p text:style-name="P2">Piège à crane x3</text:p>
      <text:p text:style-name="P2">Toucher vampirique x3</text:p>
      <text:p text:style-name="P4"/>
      <text:p text:style-name="P4">Niveau 4 : x6</text:p>
      <text:p text:style-name="P3">Contagion x6</text:p>
      <text:p text:style-name="P5"/>
      <text:p text:style-name="P4">Niveau 5 : x6</text:p>
      <text:p text:style-name="P2">Animation des morts x6</text:p>
      <text:p text:style-name="P4"/>
      <text:p text:style-name="P4">Niveau 6 : x5</text:p>
      <text:p text:style-name="P2">Sort de mort x3</text:p>
      <text:p text:style-name="P4"/>
      <text:p text:style-name="P4">Niveau 7 : x4</text:p>
      <text:p text:style-name="P2">Doigt de mort x4</text:p>
      <text:p text:style-name="P4"/>
      <text:p text:style-name="P4">Niveau 8 : x4</text:p>
      <text:p text:style-name="P2">Flétrissure abominable x4</text:p>
      <text:p text:style-name="P4"/>
      <text:p text:style-name="P4">Niveau 9 : x3</text:p>
      <text:p text:style-name="P2">Cri de la banshee x3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9M30S</meta:editing-duration>
    <meta:editing-cycles>8</meta:editing-cycles>
    <meta:generator>OpenOffice/4.1.7$Win32 OpenOffice.org_project/417m1$Build-9800</meta:generator>
    <dc:date>2021-08-29T21:58:27.63</dc:date>
    <meta:document-statistic meta:table-count="0" meta:image-count="0" meta:object-count="0" meta:page-count="1" meta:paragraph-count="19" meta:word-count="70" meta:character-count="293"/>
    <meta:user-defined meta:name="Info 1"/>
    <meta:user-defined meta:name="Info 2"/>
    <meta:user-defined meta:name="Info 3"/>
    <meta:user-defined meta:name="Info 4"/>
  </office:meta>
</office:document-meta>
</file>